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List_20_Paragraph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paragraph-rsid="001b9ec7"/>
    </style:style>
    <style:style style:name="P4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1b9ec7" officeooo:paragraph-rsid="001b9ec7"/>
    </style:style>
    <style:style style:name="P5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en" fo:country="US"/>
    </style:style>
    <style:style style:name="P10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language="en" fo:country="US"/>
    </style:style>
    <style:style style:name="P11" style:family="paragraph" style:parent-style-name="List_20_Paragraph">
      <style:paragraph-properties fo:margin-top="0cm" fo:margin-bottom="0cm" loext:contextual-spacing="false" fo:line-height="100%" fo:text-align="justify" style:justify-single-word="false"/>
    </style:style>
    <style:style style:name="P12" style:family="paragraph" style:parent-style-name="List_20_Paragraph" style:list-style-name="WWNum1">
      <style:paragraph-properties fo:margin-top="0cm" fo:margin-bottom="0cm" loext:contextual-spacing="false" fo:line-height="100%" fo:text-align="justify" style:justify-single-word="false"/>
    </style:style>
    <style:style style:name="P13" style:family="paragraph" style:parent-style-name="List_20_Paragraph" style:list-style-name="WWNum1">
      <style:paragraph-properties fo:margin-top="0cm" fo:margin-bottom="0cm" loext:contextual-spacing="false" fo:line-height="100%" fo:text-align="justify" style:justify-single-word="false"/>
      <style:text-properties officeooo:paragraph-rsid="001b9ec7"/>
    </style:style>
    <style:style style:name="P14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1e2842" officeooo:paragraph-rsid="001e2842"/>
    </style:style>
    <style:style style:name="P15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1f1b15" officeooo:paragraph-rsid="001f1b15"/>
    </style:style>
    <style:style style:name="P16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20c5a5" officeooo:paragraph-rsid="0020c5a5"/>
    </style:style>
    <style:style style:name="P17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21d623" officeooo:paragraph-rsid="0021d623"/>
    </style:style>
    <style:style style:name="P18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2280f6" officeooo:paragraph-rsid="002280f6"/>
    </style:style>
    <style:style style:name="P19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23456f" officeooo:paragraph-rsid="0023456f"/>
    </style:style>
    <style:style style:name="P20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23eada" officeooo:paragraph-rsid="0023eada"/>
    </style:style>
    <style:style style:name="P21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259c27" officeooo:paragraph-rsid="00259c27"/>
    </style:style>
    <style:style style:name="P22" style:family="paragraph" style:parent-style-name="List_20_Paragraph">
      <style:paragraph-properties fo:margin-top="0cm" fo:margin-bottom="0cm" loext:contextual-spacing="false" fo:line-height="100%" fo:text-align="justify" style:justify-single-word="false"/>
      <style:text-properties officeooo:rsid="002797ca" officeooo:paragraph-rsid="002797ca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1" style:language-asian="ru" style:country-asian="RU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officeooo:rsid="001d862e"/>
    </style:style>
    <style:style style:name="T6" style:family="text">
      <style:text-properties officeooo:rsid="0021d6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ДЗ2:</text:p>
      <text:p text:style-name="P1">Давайте в качестве упражнения проанализируем самый, как мне кажется, популярный для иллюстрации всевозможной статистики и алгоритмов машинного обучения <text:span text:style-name="T2">dataset</text:span> «<text:span text:style-name="T2">Titanic</text:span>». Исходный <text:span text:style-name="T2">dataset</text:span> можно найти по ссылке: <text:a xlink:type="simple" xlink:href="https://www.kaggle.com/c/titanic/" text:style-name="Internet_20_link" text:visited-style-name="Visited_20_Internet_20_Link">https://www.kaggle.com/c/titanic/</text:a> (полный <text:span text:style-name="T2">dataset</text:span> поделен на <text:span text:style-name="T2">train</text:span> и <text:span text:style-name="T2">test</text:span> для верификации алгоритмов, Вы можете взять любой или оба).</text:p>
      <text:p text:style-name="P1">В архиве приложен чуть обработанный (в плане форматирования) датасет «<text:span text:style-name="T2">Titanic</text:span>_<text:span text:style-name="T2">train</text:span>_<text:span text:style-name="T2">edit</text:span>.<text:span text:style-name="T2">csv</text:span>» (для импорта на сервер и написания запросов) и этот же датасет в формате <text:span text:style-name="T2">xls</text:span> для написания формул в <text:span text:style-name="T2">SpreadSheet</text:span>(<text:span text:style-name="T2">Excel</text:span>, <text:span text:style-name="T2">Open</text:span> <text:span text:style-name="T2">Office</text:span> и тд). Вы можете пользоваться этими датасетами, а можете скачать исходные с сайта <text:span text:style-name="T2">kaggle</text:span>.</text:p>
      <text:p text:style-name="P1"/>
      <text:p text:style-name="P8">Описание данных:</text:p>
      <text:p text:style-name="P1">Частичная расшифровка полей (полная расшифровка доступна по ссылке):</text:p>
      <text:p text:style-name="P9">Survival – 0 – No, 1 – Yes</text:p>
      <text:p text:style-name="P1"><text:span text:style-name="T2">pClass</text:span> – класс пассажира (Первый (Бизнес, в самолетных терминах), Второй (Комфорт), Третий (Эконом))</text:p>
      <text:p text:style-name="P1"><text:span text:style-name="T2">Embarked – </text:span>порт<text:span text:style-name="T2"> </text:span>отправления<text:span text:style-name="T2">: (</text:span><text:span text:style-name="T3">C = Cherbourg; Q = Queenstown; S = Southampton</text:span><text:span text:style-name="T2">)</text:span></text:p>
      <text:p text:style-name="P1">Данные находятся в csv файле, который Вам нужно проимпортировать на сервер.</text:p>
      <text:p text:style-name="P1"/>
      <text:p text:style-name="P8">Описание импорта на сервер:</text:p>
      <text:p text:style-name="P1"/>
      <text:p text:style-name="P1">Кратко как это сделать в <text:span text:style-name="T4">MS</text:span><text:span text:style-name="T1"> </text:span><text:span text:style-name="T4">SQL</text:span>:</text:p>
      <text:p text:style-name="P1">- правой мышкой в дереве объектов на имя базы, в которую Вы хотите проимпортировать данные;</text:p>
      <text:p text:style-name="P1">- выберите пункт: <text:span text:style-name="T2">Tasks</text:span> далее <text:span text:style-name="T2">ImportData</text:span>;</text:p>
      <text:p text:style-name="P1">- в качестве источника данных выбираете <text:span text:style-name="T2">Flat</text:span> <text:span text:style-name="T2">File</text:span> <text:span text:style-name="T2">Source</text:span> (для <text:span text:style-name="T2">csv</text:span>, можно выбрать и <text:span text:style-name="T2">xls</text:span> файл, тогда и тип источника - <text:span text:style-name="T2">Excel</text:span>);</text:p>
      <text:p text:style-name="P1">- далее выбираете, где Ваш файл находится;</text:p>
      <text:p text:style-name="P1">Параметры<text:span text:style-name="T2">: </text:span></text:p>
      <text:p text:style-name="P10">Format – Delimited;</text:p>
      <text:p text:style-name="P10">Header row delimiter – {CR}/{LF}</text:p>
      <text:p text:style-name="P5">У<text:span text:style-name="T2"> </text:span>меня<text:span text:style-name="T2"> </text:span>указана<text:span text:style-name="T2"> Locale – Russian, Code Page – 1251 (ANSI-Cyrillic).</text:span></text:p>
      <text:p text:style-name="P5">Галка «<text:span text:style-name="T2">Column</text:span> <text:span text:style-name="T2">names</text:span> <text:span text:style-name="T2">in</text:span> <text:span text:style-name="T2">the</text:span> <text:span text:style-name="T2">first</text:span> <text:span text:style-name="T2">data</text:span> <text:span text:style-name="T2">row</text:span>» - должна быть проставлена (это значит, что первая строка используется для заголовков столбцов).</text:p>
      <text:p text:style-name="P1">В разделе <text:span text:style-name="T2">Columns</text:span> или <text:span text:style-name="T2">Preview</text:span> можно посмотреть, как данные будут храниться в таблице. В <text:span text:style-name="T2">Columns</text:span> указывается, что используется в качестве разделителя между столбцами. В данном случае – “;”.</text:p>
      <text:p text:style-name="P1">В разделе «<text:span text:style-name="T2">Advanced</text:span>» можно сразу изменить типы полей (иначе они будут импортироваться как строки):</text:p>
      <text:p text:style-name="P1"><text:tab/><text:span text:style-name="T2">PassengerID, Survived, Pclass, SibSp, Parch-&gt; int (</text:span>Выберите<text:span text:style-name="T2"> </text:span>подходящий<text:span text:style-name="T2">)</text:span></text:p>
      <text:p text:style-name="P1"><text:span text:style-name="T2"><text:tab/>Name</text:span> длину замените на 200 (в принципе достаточно 100).</text:p>
      <text:p text:style-name="P6"><text:span text:style-name="T2">Age</text:span>, <text:span text:style-name="T2">Fare</text:span> -&gt; <text:span text:style-name="T2">float</text:span></text:p>
      <text:p text:style-name="P1"/>
      <text:p text:style-name="P1">- далее отобразится на какой сервер и в какую базу Ваши данные попадут.</text:p>
      <text:p text:style-name="P1">- далее отобразится, в какую таблицу данные попадут (таблицы может еще не существовать). Назовите таблицу «<text:span text:style-name="T2">Titanic</text:span>». По кнопке «<text:span text:style-name="T2">Edit</text:span> <text:span text:style-name="T2">Mappings</text:span>» можно посмотреть, в какие типы Ваши данные будут переведены. При необходимости можно поправить.</text:p>
      <text:p text:style-name="P1"/>
      <text:p text:style-name="P1">- далее «<text:span text:style-name="T2">Run</text:span> <text:span text:style-name="T2">immediately</text:span>» и <text:span text:style-name="T2">Finish</text:span>. Далее идет импорт.</text:p>
      <text:p text:style-name="P1"/>
      <text:p text:style-name="P1">Проблемы в импорте могут быть из-за настроек языка в том числе: в этом случае в настройках языка системы поменяйте стандартный разделитель с «;» на «,». После импорта можете изменить обратно.</text:p>
      <text:p text:style-name="P1"><text:soft-page-break/>Если по каким-то причинам не получается проимпортировать, то можно скопировать данные из <text:span text:style-name="T2">csv</text:span> или <text:span text:style-name="T2">xls</text:span> (открываться должны в <text:span text:style-name="T2">Excel</text:span> каждая колонка в отдельной колонке) и вставить их в созданную Вами таблицу с соответствующими полями (метод <text:span text:style-name="T2">ctrl</text:span>-<text:span text:style-name="T2">c</text:span> <text:span text:style-name="T2">ctrl</text:span>-<text:span text:style-name="T2">v</text:span>).</text:p>
      <text:p text:style-name="P1"/>
      <text:p text:style-name="P1">Есть и иные способы: посмотрите, например, <text:span text:style-name="T2">Bulk</text:span> <text:span text:style-name="T2">import</text:span>.</text:p>
      <text:p text:style-name="P1">Какие проблемы могут возникнуть при импорте: в <text:span text:style-name="T2">csv</text:span> файле разделитель может отличаться от Вашего в региональных настройках. Вы можете временно поменять региональные настройки. Либо скачать с сайта <text:span text:style-name="T2">kaggle</text:span> <text:span text:style-name="T2">csv </text:span>в другом формате.<text:bookmark text:name="_GoBack"/></text:p>
      <text:p text:style-name="P1"/>
      <text:p text:style-name="P1">Кратко как это сделать в <text:span text:style-name="T4">Access</text:span>:</text:p>
      <text:p text:style-name="P1">Файл -&gt; Внешние Данные -&gt; Импорт (аналогично, можно выбрать <text:span text:style-name="T2">csv</text:span>, а можно <text:span text:style-name="T2">xls</text:span>)</text:p>
      <text:p text:style-name="P1">Далее просто следуете инструкциям, разделитель «;».</text:p>
      <text:p text:style-name="P1"/>
      <text:p text:style-name="P1">В <text:span text:style-name="T4">PostGre</text:span>: есть отдельные команды для импорта файлов. </text:p>
      <text:p text:style-name="P1"><text:tab/></text:p>
      <text:p text:style-name="P1"><text:span text:style-name="T1">Запросы на </text:span><text:span text:style-name="T4">SQL:</text:span></text:p>
      <text:list xml:id="list1418711602270304027" text:style-name="WWNum1">
        <text:list-item>
          <text:p text:style-name="P13">Посчитайте суммарное колво пассажиров и колво выживших. Вычислите долю выживших.</text:p>
        </text:list-item>
      </text:list>
      <text:p text:style-name="P3"/>
      <text:p text:style-name="P14">select survived, count(*) as Quantaty from titanic group by survived ORDER by survived asc;</text:p>
      <text:p text:style-name="P3"/>
      <text:p text:style-name="P4">Как посчитать долю?</text:p>
      <text:p text:style-name="P3"/>
      <text:p text:style-name="P3"/>
      <text:list xml:id="list94244282043272" text:continue-numbering="true" text:style-name="WWNum1">
        <text:list-item>
          <text:p text:style-name="P13">Посчитайте по каждому классу билета суммарное колво пассажиров и колво выживших. Вычислите долю выживших</text:p>
        </text:list-item>
      </text:list>
      <text:p text:style-name="P3"/>
      <text:p text:style-name="P18">select pClass, count(case when survived = 1 then 1 end) as survived, round(cast(cast(count(case when survived = 1 then 1 end) as float) / count(*) as numeric), 2) as proportion from titanic group by pClass ORDER BY pClass asc;</text:p>
      <text:p text:style-name="P3"/>
      <text:p text:style-name="P3"/>
      <text:list xml:id="list94244406579214" text:continue-numbering="true" text:style-name="WWNum1">
        <text:list-item>
          <text:p text:style-name="P12">По каждому классу билета и полу пассажира посчитайте: суммарное колво пассажиров, колво выживших и долю выживших.</text:p>
        </text:list-item>
      </text:list>
      <text:p text:style-name="P2"/>
      <text:p text:style-name="P17">select pClass, sex, count(*) as Overall, count(case when survived=1 then 1 end) as survived, round(cast(cast(count(case when survived = 1 then 1 end) as Float) as numeric)/ count(*), 2) as proportion from titanic group by pClass, sex Order by pclass asc;</text:p>
      <text:p text:style-name="P2"/>
      <text:p text:style-name="P2"/>
      <text:list xml:id="list94244499373487" text:continue-numbering="true" text:style-name="WWNum1">
        <text:list-item>
          <text:p text:style-name="P12">По каждому порту отправления посчитайте колво пассажиров, колво выживших и долю выживших.</text:p>
        </text:list-item>
      </text:list>
      <text:p text:style-name="P2"/>
      <text:p text:style-name="P2"><text:s text:c="2"/></text:p>
      <text:p text:style-name="P16">select embarked, count(*) as Overall, count(case when survived = 1 then 1 end) as survived, round(cast(cast(count(case when survived = 1 then 1 end) as float) / count(*) as numeric), 2) from titanic group by embarked;</text:p>
      <text:p text:style-name="P2"/>
      <text:list xml:id="list94243802688799" text:continue-numbering="true" text:style-name="WWNum1">
        <text:list-item>
          <text:p text:style-name="P12">Выведите порт отправления с наибольшим колвом пассажиров.</text:p>
        </text:list-item>
      </text:list>
      <text:p text:style-name="P2"/>
      <text:p text:style-name="P19">select embarked, count(*) as overall from titanic group by embarked order by overall desc limit 1;</text:p>
      <text:list xml:id="list94243361971692" text:continue-numbering="true" text:style-name="WWNum1">
        <text:list-item>
          <text:p text:style-name="P12"><text:soft-page-break/>Посчитайте средний возраст пассажиров и средний возраст выживших в группировке по классу билета и полу. При подсчете среднего возврата посмотрите, а как у Вас проимпортировались данные, где возраст указан не был. Если как <text:span text:style-name="T2">NULL</text:span>, то средний возраст посчитается верно при использовании <text:span text:style-name="T2">AVG</text:span> (позже изучим обработку <text:span text:style-name="T2">NULL</text:span> значений), иначе, если неизвестные возраста заменились на 0, подумайте, как правильно посчитать средний возраст только по ненулевым <text:span text:style-name="T2">age</text:span>? (хинт: <text:span text:style-name="T2">CASE WHEN)</text:span></text:p>
        </text:list-item>
      </text:list>
      <text:p text:style-name="P2"><text:span text:style-name="T2"/></text:p>
      <text:p text:style-name="P20"><text:span text:style-name="T2">select count(*) from titanic group by age having age is null;</text:span></text:p>
      <text:p text:style-name="P20"><text:span text:style-name="T2"/></text:p>
      <text:p text:style-name="P20"><text:span text:style-name="T2">вывело 177 строк</text:span></text:p>
      <text:p text:style-name="P20"><text:span text:style-name="T2"/></text:p>
      <text:p text:style-name="P20"><text:span text:style-name="T2"/></text:p>
      <text:p text:style-name="P2"><text:span text:style-name="T2"/></text:p>
      <text:p text:style-name="P21"><text:span text:style-name="T2">select round(cast(avg(age) as numeric), 2) as avg_overall_age, round(cast(avg(case when survived = 1 then age end) as numeric), 2) as avg_age_of_survived from titanic;</text:span></text:p>
      <text:p text:style-name="P21"><text:span text:style-name="T2"/></text:p>
      <text:p text:style-name="P21"><text:span text:style-name="T2"/></text:p>
      <text:list xml:id="list94244548570004" text:continue-numbering="true" text:style-name="WWNum1">
        <text:list-item>
          <text:p text:style-name="P12">Выведите первые 10 строк по убыванию стоимости билета. Как Вы считаете, стоимость билета указана на человека?</text:p>
        </text:list-item>
      </text:list>
      <text:p text:style-name="P2"/>
      <text:p text:style-name="P22">select fare from titanic order by fare desc limit 10;</text:p>
      <text:p text:style-name="P2"/>
      <text:list xml:id="list94244411461351" text:continue-numbering="true" text:style-name="WWNum1">
        <text:list-item>
          <text:p text:style-name="P12">Проверьте, есть ли билеты, для которых цена в разных строках отличается? Аналогично для порта отправления.</text:p>
        </text:list-item>
      </text:list>
      <text:p text:style-name="P2"/>
      <text:p text:style-name="P2"/>
      <text:p text:style-name="P2"/>
      <text:list xml:id="list94243548492837" text:continue-numbering="true" text:style-name="WWNum1">
        <text:list-item>
          <text:p text:style-name="P12">Для каждого номера билета, класса, цены и порта отправления посчитайте колво строк (колво пассажиров), колво выживших пассажиров.</text:p>
        </text:list-item>
        <text:list-item>
          <text:p text:style-name="P12">Выведите билеты, для которых колво пассажиров более 1 и все пассажиры выжили. </text:p>
        </text:list-item>
        <text:list-item>
          <text:p text:style-name="P12">Напишите запрос, который посчитает вероятность выжить, если Вас зовут <text:span text:style-name="T2">Elizabeth</text:span>, если Вас зовут <text:span text:style-name="T2">Mary</text:span> (достаточно посчитать, что такая подстрока должна входить в имя пассажира)</text:p>
        </text:list-item>
      </text:list>
      <text:p text:style-name="P1"/>
      <text:p text:style-name="P1">Не ограничиваю Вас этими запросами. Вы можете посчитать статистику в любом разрезе, каком Вам хочется. На <text:span text:style-name="T2">kaggle</text:span> (ссылка выше) было открыто соревнование по анализу данных с Титаника (для лучшего прогноза выживаемости для пассажира). Вы можете поучаствовать.</text:p>
      <text:p text:style-name="P1"/>
      <text:p text:style-name="P1"><text:span text:style-name="T1">Упражнения в </text:span><text:span text:style-name="T4">Excel</text:span> (или любом другом удобном Вам <text:span text:style-name="T2">spreadsheet</text:span>: <text:span text:style-name="T2">Open</text:span> <text:span text:style-name="T2">Office</text:span> и тд):</text:p>
      <text:p text:style-name="P1">В <text:span text:style-name="T2">xls</text:span> файле на странице «<text:span text:style-name="T2">Exercise</text:span>» предлагается выполнить упражнения в <text:span text:style-name="T2">xls</text:span>. Знания <text:span text:style-name="T2">xls</text:span> никак не будут проверяться в контрольной, поэтому выполнять эти задания или нет полностью на Ваше усмотрение.</text:p>
      <text:p text:style-name="P1">Упражнения – так же посчитать статистику по выживаемости в различных разрезах. Для примера колво пассажиров в делении на пол и класс билета уже сделано. </text:p>
      <text:p text:style-name="P1">Эти результаты можно сравнить с тем, что у Вас получилось в <text:span text:style-name="T2">SQL</text:span> (аналогично обратите внимание на случаи, когда возраст не указан).</text:p>
      <text:p text:style-name="P1">Для <text:span text:style-name="T2">Excel</text:span>:</text:p>
      <text:p text:style-name="P1">Кратко: роль $ - знак фиксатора, который показывает, что либо столбец, либо колонка (смотря где указан этот знак) остаются фиксированными при перетаскивании, расстягивании или копировании формулы.</text:p>
      <text:p text:style-name="P1">Такую формулу =<text:span text:style-name="T2">SUM</text:span>(<text:span text:style-name="T2">IF</text:span>(($<text:span text:style-name="T2">A</text:span>4=<text:span text:style-name="T2">Titanic</text:span>!$<text:span text:style-name="T2">E</text:span>$2:$<text:span text:style-name="T2">E</text:span>$892)*(<text:span text:style-name="T2">B</text:span>$3=<text:span text:style-name="T2">Titanic</text:span>!$<text:span text:style-name="T2">C</text:span>$2:$<text:span text:style-name="T2">C</text:span>$892),1,0)) недостаточно просто прописать, так как это «массивная» формула. Её нужно «включить». Для <text:soft-page-break/>включения достаточно войти в режим редактирования (<text:span text:style-name="T2">F</text:span>2) и нажать <text:span text:style-name="T2">Ctrl</text:span>-<text:span text:style-name="T2">shift</text:span>-<text:span text:style-name="T2">Enter</text:span> одновременно.</text:p>
      <text:p text:style-name="P1">Если Вы работаете в других <text:span text:style-name="T2">SpreadSheet</text:span>, то вместо такой формулы можно использовать <text:span text:style-name="T2">SUMIF</text:span> (как и в <text:span text:style-name="T2">Excel</text:span>). Почитайте про их использование, там так же нет ничего сложн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5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24</meta:editing-cycles>
    <meta:creation-date>2016-10-12T14:49:00</meta:creation-date>
    <dc:date>2017-10-24T09:42:41.337065765</dc:date>
    <meta:editing-duration>PT18H33M25S</meta:editing-duration>
    <meta:generator>LibreOffice/5.1.6.2$Linux_X86_64 LibreOffice_project/10m0$Build-2</meta:generator>
    <meta:document-statistic meta:table-count="0" meta:image-count="0" meta:object-count="0" meta:page-count="4" meta:paragraph-count="69" meta:word-count="1113" meta:character-count="7587" meta:non-whitespace-character-count="65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